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1pt" officeooo:rsid="000b7b95" officeooo:paragraph-rsid="000b7b95" style:font-size-asian="11pt" style:font-size-complex="11pt"/>
    </style:style>
    <style:style style:name="P2" style:family="paragraph" style:parent-style-name="Standard">
      <style:paragraph-properties fo:break-before="page"/>
      <style:text-properties fo:font-size="11pt" officeooo:rsid="000b7b95" officeooo:paragraph-rsid="000c9529" style:font-size-asian="11pt" style:font-size-complex="11pt"/>
    </style:style>
    <style:style style:name="P3" style:family="paragraph" style:parent-style-name="Standard">
      <style:text-properties fo:font-size="11pt" officeooo:rsid="000b7b95" officeooo:paragraph-rsid="000c9529" style:font-size-asian="11pt" style:font-size-complex="11pt"/>
    </style:style>
    <style:style style:name="T1" style:family="text">
      <style:text-properties officeooo:rsid="000c95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ga esses passos e você alcançara sem esforço todo o potencial do seu destino. A numerologia revela o plano de vida de cada ser humano, e é uma das ferramentas de autoconhecimento mais precisas e poderosas disponíveis até hoje. Agora, vamos ver o que o Numero de expressão representa na sua vida. O numero de expressão, também é conhecido como o numero de dons e talentos, ele demonstra como você se expressa no mundo, quais são os seus talentos, e ele mostra como você se comporta com as outras pessoas. Aqui você vai conhecer seu potencial, e como usá-lo a seu favor, e o que você deveria estar fazendo nesta visa para alcançar seus objetivos. Para conhecer seu numero de expressão, somamos todas as letras do seu nome, baseado na tabela da numerologia cabalista. O seu nome de nascimento assim como sua data de nascimento, influenciam quem você é. Ao nascer e receber um nome de batismo, o som das letras do seu nome diz muito sobre você. Cada letra representa um numero, como está na tabela cabalística acima, e a soma desses números formam um retrato fiel de quem você é hoje e de quem você devera se tornar no futuro. Hoje você vai descobrir todo o seu potencial, e terá clareza sobre o que você é capaz, e como realizar seus objetivos de vida. Para você receber uma analise grátis do seu numero de expressão, com base em seu nome completo de nascimento, insira as informações no formulário. E clique no botão para continuar com esta apresentação.</text:p>
      <text:p text:style-name="P1"/>
      <text:p text:style-name="P1">Olá novamente, e fico feliz que você decidiu ficar aqui para receber sua análise de expressão personalizada baseada no seu nome completo de nascimento. Como você verá daqui a pouco, seu número de expressão é um dos números mais significativos da sua analise numerológica. Ele pode dizer muito sobre as habilidades únicas que você tem, bem como os desafios que você enfrenta. Ele te mostra quais dons você possui desde que nasceu e prevê onde você pode chegar fazendo uso deles. Seu numero de expressão é calculado como a ajuda do alfabeto cabalístico, somando os <text:s/>números que representam cada letra do seu nome completo de nascimento. Fazer essas contas pode ser um pouco demorado, então eu calculei e interpretei seu numero de expressão para você não ter que se preocupar com isso.</text:p>
      <text:p text:style-name="P1"/>
      <text:p text:style-name="P1">Com base nos meus cálculos, seu numero de expressão é o () e depois de conhecê-lo um pouco melhor, para mim não é nenhuma surpresa.</text:p>
      <text:p text:style-name="P1"/>
      <text:p text:style-name="P1">Sua analise numerológica diz muito sobre você, e ainda ha muito o que explorar. Eu gostaria de te dar suas informações sobre outras área da sua vida, como seu verdadeiro propósito, e sobre relacionamentos, analisando o seu numero de motivação. O seu numero de motivação representa o seu interior e também pode ser chamado de numero da alma. A influencia de seu numero de motivação, está em toda parte, em sua carreira, em suas amizade, e estilo de vida. Ele esclarece a intenção por traz de suas decisões e de duas ações. Você pode descobrir qual e seu numero de motivação e qual o significado dele em apenas alguns cliques. Mas vou precisar de mais informações sobre você, para garantir que essa analise seja o mais precisa e personalizada possível. Peço para que você preencha suas informações ali em cima, por favor. Também vou precisar do seu endereço de e-mail. Me fornecer essa informação é importante para que eu possa te enviar a transcrição de sua analise para você consultar ela quando e onde quiser. Por favor, digite seu e-mail para você receber… Verifique se as informações que nos forneceu então corretas, e depois clique no botão “continuar a leitura”, para descobrir o seu numero de motivação, e desvendar ainda mais sobre a sua analise numerológica.</text:p>
      <text:p text:style-name="P1"/>
      <text:p text:style-name="P1">Com as informações que você me deu eu pude fazer uma leitura numerológica ainda mais personalizada para você e acredite o melhor ficou para o final só preciso te chamar atenção Para uma coisa antes de seguirmos as revelações que descobri podem te chocar um pouco pois elas são íntimas e profundas peço para que ouça tudo de mente aberta pois sei que o que está prestes a ouvir será de grande ajuda na sua vida vamos começar pelo seu número de motivação o número de motivação também pode ser chamado de número da Alma ele representa seus desejos mais profundos de tudo que sua alma deseja para evoluir na vida e nos relacionamentos ele é calculado somando as vogais do seu nome através da tabela da numerologia cabalística o número da motivação mais profunda de seus desejos capaz de levá-lo alcançar níveis mais altos de realização saber suas verdadeiras motivações te ajudam a criar o caminho do Sucesso e abundância hoje você vai descobrir o que os seus desejos e motivações da sua alma dizem sobre você. </text:p>
      <text:p text:style-name="P1"/>
      <text:p text:style-name="P1">Eu calculei as vogais do seu nome de nascimento, e descobri que o seu número de motivação é o numero mestre, numero</text:p>
      <text:p text:style-name="P2">Ufa! <text:span text:style-name="T1">Q</text:span>uanta informação <text:span text:style-name="T1">para</text:span> processar, não é? <text:span text:style-name="T1">A</text:span>credite ou não, tudo o que eu acabei de revelar para você <text:span text:style-name="T1">foi</text:span> só uma amostra, de tudo que <text:span text:style-name="T1">posso</text:span> descobrir m<text:span text:style-name="T1">e</text:span> <text:span text:style-name="T1">aprofundando</text:span> ainda mais com o seu mapa numerológico. <text:span text:style-name="T1">E </text:span>eu devo admitir, que é surpreend<text:span text:style-name="T1">i</text:span> com o que eu vi depois d<text:span text:style-name="T1">e</text:span> calcul<text:span text:style-name="T1">ar</text:span> e analis<text:span text:style-name="T1">ar</text:span> os seus números de destino, expressão e motivação. <text:span text:style-name="T1">A</text:span> sua combinação numerológica é extraordinária! Como eu disse, tudo isso apenas um resumo! <text:span text:style-name="T1">T</text:span>udo <text:span text:style-name="T1">o</text:span> que eu disse até agora, já <text:span text:style-name="T1">de</text:span>mostrou <text:span text:style-name="T1">de</text:span> uma forma superficial quem é você, e suas habilidades, porém, agora nós temos mais perguntas do que respostas... Que despertam Nossa curiosidade, não é? Confesso, que eu fiquei muito ansioso para poder dedicar mais algumas horas na sua análise numerológica. <text:span text:style-name="T1">E</text:span> o que eu mais quer<text:span text:style-name="T1">o</text:span> é tirar todas as suas dúvidas e te ver <text:span text:style-name="T1">c</text:span>riando coragem para manifestar a sua verdadeira essência e a abundância <text:span text:style-name="T1">q</text:span>ue você merece em sua vida o mais rápido possível. <text:span text:style-name="T1">C</text:span>om essa<text:span text:style-name="T1">s</text:span> resposta<text:span text:style-name="T1">s,</text:span> você poderia realizar seus desejos mais profundos. <text:span text:style-name="T1">T</text:span>em tanta coisa para te dizer, que é até complicado te explicar por aqui, as informações podem ser pessoais demais... <text:span text:style-name="T1">E</text:span>ntão, caso você tenha interesse:</text:p>
      <text:p text:style-name="P3"><text:s/></text:p>
      <text:p text:style-name="P3">Eu gostaria de mo<text:span text:style-name="T1">ntar</text:span> o seu mapa numerológico completo. <text:span text:style-name="T1">V</text:span>ocê vai descobrir de forma simples e Clara, <text:span text:style-name="T1">q</text:span>ual é a sua real missão e propósito de vida e o que você deve fazer para aproveitar a oportunidade que são suas por direito divino. <text:span text:style-name="T1">E</text:span> eles também trará explicações sobre a atual fase da sua vida, e por que você esta passando por ela. <text:span text:style-name="T1">V</text:span>ocê irá finalmente entender tudo o que já passou no seu relacionamento, deste <text:span text:style-name="T1">atrações</text:span> inexplicáveis, desejos românticos e decepções amorosas. <text:span text:style-name="T1">As</text:span> decisões que você tomou na sua carreira, e todos os obstáculos financeiros farão sentido, e você observará exatamente o que fazer para manifestar toda <text:span text:style-name="T1">a </text:span>abundância e riqueza que você merece. Por que você deve fazer o seu mapa numerológico? <text:span text:style-name="T1">V</text:span>ou revelar um caminho <text:span text:style-name="T1">c</text:span>laro e a direção para você alcançar todas os seus objetivos <text:span text:style-name="T1">d</text:span>e vida profissional, financeira relacionamento, e muito mais. você vai descobrir de forma simples e <text:span text:style-name="T1">c</text:span>lara, <text:span text:style-name="T1">q</text:span>ual é o seu a sua real missão e propósitos de vida e a razão da sua existência, e o que você deve fazer para aproveitar as oportunidades que são suas por direito divino. <text:span text:style-name="T1">V</text:span>ocê descobrirá a habilidades que você precisa trabalhar para chegar no sucesso o mais r<text:span text:style-name="T1">a</text:span>pid<text:span text:style-name="T1">amente.</text:span> <text:s/><text:span text:style-name="T1">V</text:span>ou revelar os seus talentos ocultos, e os dons para atrair oportunidade até então inimagináveis. <text:span text:style-name="T1">V</text:span>ou revelar os seus pontos fortes e fracos, para você progredir no alinhamento com a vida que você destinado a viver. <text:span text:style-name="T1">V</text:span>ocê descobrirá as oportunidades e os momentos decisivos que o destino lhe reserva, aumentando a chance de ser atingir todos os seus objetivos de vida. <text:span text:style-name="T1">V</text:span>ou revelar os dias mais favoráveis para você decidir coisas importantes na sua vida profissional, financeira, pessoal, amorosa e sobre a sua saúde. vou revelar se você possui de vidas cármicas, e o que você precisa fazer para remover <text:span text:style-name="T1">este carma,</text:span> caso tenha lições e dívidas cármicas. vou te apresentar o conhecimento profundo da sua vida, de maneira clara e objetiva. <text:span text:style-name="T1">V</text:span>ocê descobrirá porque você atrás certas pessoas, e situações para sua vida. você vai receber as previsões para os próximos 12 meses da sua vida, indicando oportunidades, melhores momentos para aç<text:span text:style-name="T1">ão</text:span> e tomada de decisões, possibilitando um melhor proveito des<text:span text:style-name="T1">tes</text:span> <text:span text:style-name="T1">momentos ao </text:span>lhe dar a oportunidade de se preparar previamente para os mesmos. <text:span text:style-name="T1">E</text:span> muito mais... com o mapa numerológico em mãos, você será guiado pelo caminho certo para entrar o seu <text:span text:style-name="T1">propósito</text:span> de vida, e atingir o seu potencial máxim<text:span text:style-name="T1">o</text:span>. </text:p>
      <text:p text:style-name="P3"/>
      <text:p text:style-name="P3">Quando você clicar no botão comprar agora, e completar a sua compra, nós começaremos <text:span text:style-name="T1">a </text:span>trabalhar imediatamente na sua criação do seu mapa numerológico completo. <text:span text:style-name="T1">A</text:span>lém de uma versão muito mais detalhada das leituras que já realizei para você, também serão entregues, de forma minuciosa e detalhada, interpretações dos outros elementos centrais da sua análise numerológica. <text:span text:style-name="T1">A</text:span>s várias partes da sua personalidade define<text:span text:style-name="T1">m</text:span> quem você realmente é, e pela primeira vez, você poderá compreender de uma vez por todas cada uma delas. <text:span text:style-name="T1">T</text:span>udo dentro do seu mapa numerológico completo, com mais de 70 páginas sobre você. <text:span text:style-name="T1">Este </text:span>relatório vai dizer tudo que você precisa saber, para você voltar a ser <text:span text:style-name="T1">o</text:span> Maestro da sua própria vida, e tomar as decisões que irão definir o seu futuro. <text:span text:style-name="T1">C</text:span>licando no botão, comprar agora, você será redirecionado para uma página protegida, onde poderá finalizar a sua compra de forma segura. o seu mapa numerológico completo vai revelar todos os seus desafios pessoais, e tudo o segredo<text:span text:style-name="T1">s</text:span> e mistérios que envolvem o seu<text:span text:style-name="T1">s</text:span> número<text:span text:style-name="T1">s,</text:span> <text:span text:style-name="T1">estarão</text:span> disponível neste relatório. Essas interpretações irão iluminar sua mente, e você dará conta de qual é a forma correta de corrigir suas falhas e até ir a abundância, o parceiro e a vida que você sempre desejou. <text:span text:style-name="T1">V</text:span>ocê vai descobrir de forma simples e Clara, Qual é a sua real missão e propósito de vida, e o que você deve fazer para aproveitar a oportunidade que são suas por direito divino. <text:span text:style-name="T1">E</text:span>sse é seu momento, está na hora de você descobrir por que <text:span text:style-name="T1">a</text:span>inda não está vivendo a vida que você merece. <text:span text:style-name="T1">O</text:span> valor de todo esse relatório, e todos os benefícios que acabei de te contar, é de <text:span text:style-name="T1">R</text:span>$ 300 <text:span text:style-name="T1">Reais, p</text:span>orém, hoje eu vou te dar um super desconto, para você que está aqui nesta página, o valor do seu mapa numerológico completo será de apenas, <text:span text:style-name="T1">R</text:span>$ 200 <text:span text:style-name="T1">Reais. I</text:span>sso mesmo, estou dando para você r$ 100 de desconto, mas, esse desconto estará disponível uma única vez nessa página, <text:span text:style-name="T1">e</text:span>ntão não perca isso. <text:span text:style-name="T1">O</text:span>u seja, se você não aceitar este desconto e depois se arrepender, esse desconto não estará mais disponível. <text:span text:style-name="T1">E</text:span> como eu tenho certeza de que <text:soft-page-break/>esse relatório <text:span text:style-name="T1">trará</text:span> todas as respostas que você procura, e irá te guiar por uma transformação de vida ainda este ano, além do desconto especial, você também receberá uma garantia de devolução de 7 dias. Isso quer dizer, você poderá enviar um e-mail para contato@numerológico, e cada centavo será desenvolvido para você. <text:span text:style-name="T1">V</text:span>ocê pode ficar tranquilo quanto a is<text:span text:style-name="T1">to.</text:span> <text:span text:style-name="T1">M</text:span>as, tenho <text:span text:style-name="T1">a </text:span>certeza <text:span text:style-name="T1">de </text:span>que isso não irá acontecer. <text:span text:style-name="T1">Te</text:span>mo<text:span text:style-name="T1">s</text:span> estatística que comprovam <text:span text:style-name="T1">q</text:span>ue o mapa numerológico completo, foi aprovado por mais de 99,55% das pessoas que escolheram comprar. <text:span text:style-name="T1">A</text:span>gora, só te restam duas opções que te <text:span text:style-name="T1">l</text:span>evaram para o destino completamente diferente. Ou, você irá sair dessa página se<text:span text:style-name="T1">m</text:span> <text:span text:style-name="T1">o</text:span> seu mapa numerológico completo. e isso, irá apenas te mandar estagnado no mesmo lugar que estava antes de nos encontrar. Ou, você irá tomar a decisão correta e garantir o pleno conhecimento sobre a magia dos números, e tudo que eles podem dizer sobre você, e o que está destinado a acontecer na sua vida, como superar as suas fraquezas, potencializar seus pontos fortes, e finalmente viver a vida que sempre desejou. <text:span text:style-name="T1">V</text:span>ocê está convidado para descobrir tudo o que o seu mapa numerológico tenha para revelar... <text:span text:style-name="T1">V</text:span>ocê está pronto. <text:span text:style-name="T1">C</text:span>lique no botão, comprar agora, para receber o seu mapa numerológico completo.</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29T08:32:17.835000000</meta:creation-date>
    <dc:date>2023-06-29T14:44:44.806000000</dc:date>
    <meta:editing-duration>PT4H3M52S</meta:editing-duration>
    <meta:editing-cycles>2</meta:editing-cycles>
    <meta:generator>LibreOffice/7.4.2.3$Windows_X86_64 LibreOffice_project/382eef1f22670f7f4118c8c2dd222ec7ad009daf</meta:generator>
    <meta:document-statistic meta:table-count="0" meta:image-count="0" meta:object-count="0" meta:page-count="3" meta:paragraph-count="10" meta:word-count="2010" meta:character-count="11674" meta:non-whitespace-character-count="9668"/>
  </office:meta>
</office:document-meta>
</file>